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alatino Linotype" svg:font-family="'Palatino Linotype'"/>
  </office:font-face-decls>
  <office:automatic-styles>
    <style:style style:name="co6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3.9252in"/>
    </style:style>
    <style:style style:name="co4" style:family="table-column">
      <style:table-column-properties fo:break-before="auto" style:column-width="0.739in"/>
    </style:style>
    <style:style style:name="co5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2.2819in"/>
    </style:style>
    <style:style style:name="co8" style:family="table-column">
      <style:table-column-properties fo:break-before="auto" style:column-width="0.889in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bold" style:font-size-asian="12pt" style:font-style-asian="normal" style:font-weight-asian="bold" style:font-name-complex="Palatino Linotype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style:font-size-asian="12pt" style:font-style-asian="normal" style:font-weight-asian="normal" style:font-name-complex="Palatino Linotype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style:font-size-asian="12pt" style:font-style-asian="normal" style:font-weight-asian="normal" style:font-name-complex="Palatino Linotype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 Linotype" fo:font-size="12pt" fo:font-style="normal" fo:text-shadow="none" style:text-underline-style="none" fo:font-weight="normal" style:font-size-asian="12pt" style:font-style-asian="normal" style:font-weight-asian="normal" style:font-name-complex="Palatino Linotype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 Linotype" fo:font-size="11pt" fo:font-style="normal" fo:text-shadow="none" style:text-underline-style="none" fo:font-weight="bold" style:font-size-asian="11pt" style:font-style-asian="normal" style:font-weight-asian="bold" style:font-name-complex="Palatino Linotype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" table:number-columns-repeated="20" table:default-cell-style-name="Default"/>
        <table:table-column table:style-name="co6" table:number-columns-repeated="998" table:default-cell-style-name="Default"/>
        <table:table-row table:style-name="ro3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Leetcode Pbm Title</text:p>
          </table:table-cell>
          <table:table-cell table:style-name="ce1" office:value-type="string" calcext:value-type="string">
            <text:p>Category</text:p>
          </table:table-cell>
          <table:table-cell table:style-name="ce5" office:value-type="string" calcext:value-type="string">
            <text:p>Time Complexity</text:p>
          </table:table-cell>
          <table:table-cell table:style-name="ce5" office:value-type="string" calcext:value-type="string">
            <text:p>Optimised Time Complexity</text:p>
          </table:table-cell>
          <table:table-cell table:style-name="ce8" office:value-type="string" calcext:value-type="string">
            <text:p>Technique Used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move Element</text:p>
          </table:table-cell>
          <table:table-cell table:style-name="ce2" office:value-type="string" calcext:value-type="string">
            <text:p>Easy</text:p>
          </table:table-cell>
          <table:table-cell table:style-name="ce6" office:value-type="string" calcext:value-type="string">
            <text:p>O(n)</text:p>
          </table:table-cell>
          <table:table-cell table:style-name="ce7" office:value-type="string" calcext:value-type="string">
            <text:p>o(n)</text:p>
          </table:table-cell>
          <table:table-cell table:style-name="ce5" office:value-type="string" calcext:value-type="string">
            <text:p>Two Pointer</text:p>
          </table:table-cell>
          <table:table-cell table:number-columns-repeated="101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erge sorted Array</text:p>
          </table:table-cell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O(n)</text:p>
          </table:table-cell>
          <table:table-cell table:style-name="ce7" office:value-type="string" calcext:value-type="string">
            <text:p>o(n)</text:p>
          </table:table-cell>
          <table:table-cell table:style-name="ce7" office:value-type="string" calcext:value-type="string">
            <text:p>Two Pointer</text:p>
          </table:table-cell>
          <table:table-cell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oman to Integer</text:p>
          </table:table-cell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O(n)</text:p>
          </table:table-cell>
          <table:table-cell table:style-name="ce7" office:value-type="string" calcext:value-type="string">
            <text:p>o(n)</text:p>
          </table:table-cell>
          <table:table-cell table:style-name="ce7" office:value-type="string" calcext:value-type="string">
            <text:p>Mathematical</text:p>
          </table:table-cell>
          <table:table-cell table:number-columns-repeated="1018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nd the Index of a first occurrence of a string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alid Palindrome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e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alid parenthesis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inked List Cycle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ymmetric Tree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ath Sum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verse Bits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mbing Stairs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est Time to Buy and Sell Stock I</text:p>
          </table:table-cell>
          <table:table-cell table:style-name="ce2" office:value-type="string" calcext:value-type="string">
            <text:p>Easy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emove Duplicates from Sorted array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est Time to Buy and Sell Stock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ump Game 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Jump Game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Gas Station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ontainer with Most water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Group Anagram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Longest Consecutive Sequenc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Evaluate Reverse Polish Notation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everse Linked List II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emove Nth node from the end of a linked list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LRU Cach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onstruct Binary tree from Inorder and Postorder Traversal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Lowest Common Ancestor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Binary Tree Level Order Traversal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Number of Island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ourse Schedul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Implement Tri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Word Search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ombinations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onstruct Quad Tre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earch in a Rotated Sorted Array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Kth Largest in an array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oin chang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Longest Increasing Sub Sequenc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House Robber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Longest Palindromic Substring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Edit Distance</text:p>
          </table:table-cell>
          <table:table-cell table:style-name="ce2" office:value-type="string" calcext:value-type="string">
            <text:p>Medium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Best Time to buy and sell stock III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Best Time to buy and sellstock IV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rapping rain water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Median of Two Sorted array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Merge K sorted Lists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N Queens 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Minimum Window Substring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Egg Dropping</text:p>
          </table:table-cell>
          <table:table-cell table:style-name="ce2" office:value-type="string" calcext:value-type="string">
            <text:p>Hard</text:p>
          </table:table-cell>
          <table:table-cell table:style-name="ce7" table:number-columns-repeated="3"/>
          <table:table-cell table:number-columns-repeated="1018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Minimum Estimated Time</text:p>
          </table:table-cell>
          <table:table-cell table:style-name="ce4" office:value-type="string" calcext:value-type="string">
            <text:p>25 Days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Maximum Estimated Time</text:p>
          </table:table-cell>
          <table:table-cell table:style-name="ce4" office:value-type="string" calcext:value-type="string">
            <text:p>50 Day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Ideal Problem Solving </text:p>
          </table:table-cell>
          <table:table-cell table:style-name="ce4" office:value-type="string" calcext:value-type="string">
            <text:p>2 per day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Intense Problem solving </text:p>
          </table:table-cell>
          <table:table-cell table:style-name="ce4" office:value-type="string" calcext:value-type="string">
            <text:p>3 per day</text:p>
          </table:table-cell>
          <table:table-cell table:number-columns-repeated="1021"/>
        </table:table-row>
        <table:table-row table:style-name="ro3" table:number-rows-repeated="94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alatino Linotype" svg:font-family="'Palatino Linotype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 style:data-style-name="N2" text:time-value="14:41:22.5615944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07:04:08</meta:creation-date>
    <meta:initial-creator>Dinesh AP_CSE_CIT</meta:initial-creator>
    <meta:generator>LibreOffice/24.8.5.2$Linux_X86_64 LibreOffice_project/27b361b745d0ea8f99bc93dfcb7a39098dfa5fff</meta:generator>
    <dc:date>2025-03-13T14:57:02.246859407</dc:date>
    <meta:editing-duration>PT45M17S</meta:editing-duration>
    <meta:editing-cycles>3</meta:editing-cycles>
    <meta:document-statistic meta:table-count="2" meta:cell-count="173" meta:object-count="0"/>
  </office:meta>
</office:document-meta>
</file>